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3333" draw:textarea-vertical-align="middle"/>
    </style:style>
    <style:style style:name="gr2" style:family="graphic" style:parent-style-name="standard">
      <style:graphic-properties draw:fill-color="#ff3333" draw:textarea-vertical-align="middle"/>
    </style:style>
    <style:style style:name="gr3" style:family="graphic" style:parent-style-name="standard">
      <style:graphic-properties draw:fill-color="#66ff00" draw:textarea-vertical-align="middle"/>
    </style:style>
    <style:style style:name="gr4" style:family="graphic" style:parent-style-name="standard">
      <style:graphic-properties draw:fill-color="#6666ff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7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1.733cm" svg:height="1.619cm" svg:x="4.659cm" svg:y="11.26cm">
          <text:p/>
        </draw:ellipse>
        <draw:ellipse draw:style-name="gr2" draw:text-style-name="P1" draw:layer="layout" svg:width="1.735cm" svg:height="1.619cm" svg:x="6.775cm" svg:y="9.384cm">
          <text:p text:style-name="P1">f</text:p>
        </draw:ellipse>
        <draw:ellipse draw:style-name="gr3" draw:text-style-name="P1" draw:layer="layout" svg:width="1.734cm" svg:height="1.619cm" svg:x="5.998cm" svg:y="16.014cm">
          <text:p text:style-name="P1">n</text:p>
        </draw:ellipse>
        <draw:ellipse draw:style-name="gr4" draw:text-style-name="P1" draw:layer="layout" svg:width="1.733cm" svg:height="1.62cm" svg:x="10.018cm" svg:y="10.432cm">
          <text:p text:style-name="P1">g</text:p>
        </draw:ellipse>
        <draw:line draw:style-name="gr5" draw:text-style-name="P1" draw:layer="layout" svg:x1="6.07cm" svg:y1="11.453cm" svg:x2="6.968cm" svg:y2="10.683cm">
          <text:p/>
        </draw:line>
        <draw:ellipse draw:style-name="gr3" draw:text-style-name="P1" draw:layer="layout" svg:width="1.733cm" svg:height="1.619cm" svg:x="4.659cm" svg:y="11.26cm">
          <text:p text:style-name="P1">j</text:p>
        </draw:ellipse>
        <draw:ellipse draw:style-name="gr3" draw:text-style-name="P1" draw:layer="layout" svg:width="1.735cm" svg:height="1.619cm" svg:x="11.648cm" svg:y="17.731cm">
          <text:p text:style-name="P1">r</text:p>
        </draw:ellipse>
        <draw:ellipse draw:style-name="gr2" draw:text-style-name="P1" draw:layer="layout" svg:width="1.733cm" svg:height="1.619cm" svg:x="9.159cm" svg:y="15.756cm">
          <text:p text:style-name="P1">o</text:p>
        </draw:ellipse>
        <draw:line draw:style-name="gr6" draw:text-style-name="P1" draw:layer="layout" svg:x1="6.07cm" svg:y1="11.453cm" svg:x2="6.968cm" svg:y2="10.683cm">
          <text:p/>
        </draw:line>
        <draw:line draw:style-name="gr7" draw:text-style-name="P1" draw:layer="layout" svg:x1="8.487cm" svg:y1="10.42cm" svg:x2="10.119cm" svg:y2="10.849cm">
          <text:p/>
        </draw:line>
        <draw:ellipse draw:style-name="gr2" draw:text-style-name="P1" draw:layer="layout" svg:width="1.733cm" svg:height="1.62cm" svg:x="3.68cm" svg:y="14.124cm">
          <text:p text:style-name="P1">m</text:p>
        </draw:ellipse>
        <draw:ellipse draw:style-name="gr4" draw:text-style-name="P1" draw:layer="layout" svg:width="1.734cm" svg:height="1.619cm" svg:x="6.774cm" svg:y="6.947cm">
          <text:p text:style-name="P1">d</text:p>
        </draw:ellipse>
        <draw:ellipse draw:style-name="gr2" draw:text-style-name="P1" draw:layer="layout" svg:width="1.734cm" svg:height="1.619cm" svg:x="6.084cm" svg:y="19.191cm">
          <text:p text:style-name="P1">q</text:p>
        </draw:ellipse>
        <draw:ellipse draw:style-name="gr2" draw:text-style-name="P1" draw:layer="layout" svg:width="1.733cm" svg:height="1.619cm" svg:x="12.422cm" svg:y="8.016cm">
          <text:p text:style-name="P1">e</text:p>
        </draw:ellipse>
        <draw:ellipse draw:style-name="gr2" draw:text-style-name="P1" draw:layer="layout" svg:width="1.733cm" svg:height="1.618cm" svg:x="1.104cm" svg:y="11.254cm">
          <text:p text:style-name="P1">i</text:p>
        </draw:ellipse>
        <draw:line draw:style-name="gr6" draw:text-style-name="P1" draw:layer="layout" svg:x1="8.488cm" svg:y1="7.93cm" svg:x2="12.438cm" svg:y2="8.617cm">
          <text:p/>
        </draw:line>
        <draw:line draw:style-name="gr6" draw:text-style-name="P1" draw:layer="layout" svg:x1="7.674cm" svg:y1="8.63cm" svg:x2="7.674cm" svg:y2="9.336cm">
          <text:p/>
        </draw:line>
        <draw:line draw:style-name="gr6" draw:text-style-name="P1" draw:layer="layout" svg:x1="2.94cm" svg:y1="12.01cm" svg:x2="4.657cm" svg:y2="12.094cm">
          <text:p/>
        </draw:line>
        <draw:line draw:style-name="gr7" draw:text-style-name="P1" draw:layer="layout" svg:x1="12.61cm" svg:y1="9.476cm" svg:x2="11.408cm" svg:y2="10.678cm">
          <text:p/>
        </draw:line>
        <draw:ellipse draw:style-name="gr3" draw:text-style-name="P1" draw:layer="layout" svg:width="1.734cm" svg:height="1.62cm" svg:x="12.524cm" svg:y="10.935cm">
          <text:p text:style-name="P1">h</text:p>
        </draw:ellipse>
        <draw:ellipse draw:style-name="gr2" draw:text-style-name="P1" draw:layer="layout" svg:width="1.733cm" svg:height="1.619cm" svg:x="12.61cm" svg:y="14.027cm">
          <text:p text:style-name="P1">l</text:p>
        </draw:ellipse>
        <draw:ellipse draw:style-name="gr3" draw:text-style-name="P1" draw:layer="layout" svg:width="1.733cm" svg:height="1.619cm" svg:x="10.034cm" svg:y="13.168cm">
          <text:p text:style-name="P1">k</text:p>
        </draw:ellipse>
        <draw:line draw:style-name="gr7" draw:text-style-name="P1" draw:layer="layout" svg:x1="13.383cm" svg:y1="9.647cm" svg:x2="13.383cm" svg:y2="10.935cm">
          <text:p/>
        </draw:line>
        <draw:line draw:style-name="gr6" draw:text-style-name="P1" draw:layer="layout" svg:x1="13.468cm" svg:y1="12.567cm" svg:x2="13.468cm" svg:y2="14.027cm">
          <text:p/>
        </draw:line>
        <draw:line draw:style-name="gr6" draw:text-style-name="P1" draw:layer="layout" svg:x1="10.978cm" svg:y1="11.966cm" svg:x2="10.978cm" svg:y2="13.168cm">
          <text:p/>
        </draw:line>
        <draw:line draw:style-name="gr6" draw:text-style-name="P1" draw:layer="layout" svg:x1="11.665cm" svg:y1="14.284cm" svg:x2="12.695cm" svg:y2="14.627cm">
          <text:p/>
        </draw:line>
        <draw:line draw:style-name="gr6" draw:text-style-name="P1" draw:layer="layout" svg:x1="10.806cm" svg:y1="14.885cm" svg:x2="10.463cm" svg:y2="15.83cm">
          <text:p/>
        </draw:line>
        <draw:line draw:style-name="gr6" draw:text-style-name="P1" draw:layer="layout" svg:x1="5.225cm" svg:y1="15.572cm" svg:x2="6.255cm" svg:y2="16.259cm">
          <text:p/>
        </draw:line>
        <draw:line draw:style-name="gr6" draw:text-style-name="P1" draw:layer="layout" svg:x1="5.139cm" svg:y1="12.739cm" svg:x2="4.796cm" svg:y2="14.113cm">
          <text:p/>
        </draw:line>
        <draw:line draw:style-name="gr6" draw:text-style-name="P1" draw:layer="layout" svg:x1="7.715cm" svg:y1="16.774cm" svg:x2="9.175cm" svg:y2="16.774cm">
          <text:p/>
        </draw:line>
        <draw:ellipse draw:style-name="gr3" draw:text-style-name="P1" draw:layer="layout" svg:width="1.734cm" svg:height="1.619cm" svg:x="0.992cm" svg:y="16.276cm">
          <text:p text:style-name="P1">p</text:p>
        </draw:ellipse>
        <draw:line draw:style-name="gr6" draw:text-style-name="P1" draw:layer="layout" svg:x1="13.468cm" svg:y1="15.658cm" svg:x2="12.867cm" svg:y2="17.805cm">
          <text:p/>
        </draw:line>
        <draw:line draw:style-name="gr6" draw:text-style-name="P1" draw:layer="layout" svg:x1="10.721cm" svg:y1="17.204cm" svg:x2="11.923cm" svg:y2="17.977cm">
          <text:p/>
        </draw:line>
        <draw:line draw:style-name="gr6" draw:text-style-name="P1" draw:layer="layout" svg:x1="6.943cm" svg:y1="17.719cm" svg:x2="6.943cm" svg:y2="19.179cm">
          <text:p/>
        </draw:line>
        <draw:ellipse draw:style-name="gr3" draw:text-style-name="P1" draw:layer="layout" svg:width="1.734cm" svg:height="1.617cm" svg:x="3.508cm" svg:y="8.85cm">
          <text:p text:style-name="P1">c</text:p>
        </draw:ellipse>
        <draw:ellipse draw:style-name="gr2" draw:text-style-name="P1" draw:layer="layout" svg:width="1.733cm" svg:height="1.618cm" svg:x="1.378cm" svg:y="3.526cm">
          <text:p text:style-name="P1">a</text:p>
        </draw:ellipse>
        <draw:ellipse draw:style-name="gr4" draw:text-style-name="P1" draw:layer="layout" svg:width="1.734cm" svg:height="1.618cm" svg:x="17.606cm" svg:y="7.39cm">
          <text:p text:style-name="P1">b</text:p>
        </draw:ellipse>
        <draw:line draw:style-name="gr6" draw:text-style-name="P1" draw:layer="layout" svg:x1="6.74cm" svg:y1="8.21cm" svg:x2="5.14cm" svg:y2="9.21cm">
          <text:p/>
        </draw:line>
        <draw:line draw:style-name="gr6" draw:text-style-name="P1" draw:layer="layout" svg:x1="3.64cm" svg:y1="10.21cm" svg:x2="2.54cm" svg:y2="11.41cm">
          <text:p/>
        </draw:line>
        <draw:line draw:style-name="gr6" draw:text-style-name="P1" draw:layer="layout" svg:x1="1.84cm" svg:y1="12.91cm" svg:x2="1.84cm" svg:y2="16.31cm">
          <text:p/>
        </draw:line>
        <draw:line draw:style-name="gr6" draw:text-style-name="P1" draw:layer="layout" svg:x1="2.54cm" svg:y1="16.51cm" svg:x2="3.94cm" svg:y2="15.41cm">
          <text:p/>
        </draw:line>
        <draw:line draw:style-name="gr6" draw:text-style-name="P1" draw:layer="layout" svg:x1="2.54cm" svg:y1="17.71cm" svg:x2="6.24cm" svg:y2="19.71cm">
          <text:p/>
        </draw:line>
        <draw:line draw:style-name="gr6" draw:text-style-name="P1" draw:layer="layout" svg:x1="7.74cm" svg:y1="19.91cm" svg:x2="11.74cm" svg:y2="18.91cm">
          <text:p/>
        </draw:line>
        <draw:line draw:style-name="gr6" draw:text-style-name="P1" draw:layer="layout" svg:x1="14.24cm" svg:y1="11.41cm" svg:x2="17.74cm" svg:y2="8.81cm">
          <text:p/>
        </draw:line>
        <draw:line draw:style-name="gr6" draw:text-style-name="P1" draw:layer="layout" svg:x1="3.94cm" svg:y1="9.01cm" svg:x2="2.64cm" svg:y2="5.01cm">
          <text:p/>
        </draw:line>
        <draw:line draw:style-name="gr6" draw:text-style-name="P1" draw:layer="layout" svg:x1="3.04cm" svg:y1="4.51cm" svg:x2="17.64cm" svg:y2="8.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1cm" fo:margin-bottom="0.31cm" fo:margin-left="0.34cm" fo:margin-right="0.34cm" fo:page-width="21cm" fo:page-height="24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0-17T13:10:57.40</meta:creation-date>
    <dc:date>2014-10-17T16:12:36.22</dc:date>
    <meta:editing-duration>PT5M35S</meta:editing-duration>
    <meta:editing-cycles>4</meta:editing-cycles>
    <meta:generator>OpenOffice/4.1.1$Win32 OpenOffice.org_project/411m6$Build-9775</meta:generator>
    <meta:document-statistic meta:object-count="46"/>
  </office:meta>
</office:document-meta>
</file>